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99C6C7A9B2F7E6AA.png" manifest:media-type="image/png"/>
  <manifest:file-entry manifest:full-path="Pictures/100000000000008E0000008B5D5C3D3FDCBA892D.png" manifest:media-type="image/png"/>
  <manifest:file-entry manifest:full-path="Pictures/100000000000008E0000008B4B24C57478C20786.png" manifest:media-type="image/png"/>
  <manifest:file-entry manifest:full-path="Pictures/100000000000008E0000008B7F4BD47BB56D44D9.png" manifest:media-type="image/png"/>
  <manifest:file-entry manifest:full-path="Pictures/100000000000008E0000008BA202F0E005CB4DD3.png" manifest:media-type="image/png"/>
  <manifest:file-entry manifest:full-path="Pictures/100000000000008E0000008B1D9F45534D74E021.png" manifest:media-type="image/png"/>
  <manifest:file-entry manifest:full-path="Pictures/100000000000008E0000008BD182A80542FAAE53.png" manifest:media-type="image/png"/>
  <manifest:file-entry manifest:full-path="Pictures/1000000000000517000002806F2EFDBB16F57E00.png" manifest:media-type="image/png"/>
  <manifest:file-entry manifest:full-path="Pictures/100000000000002000000020B2FF2A327EABC87D.png" manifest:media-type="image/png"/>
  <manifest:file-entry manifest:full-path="Pictures/100002010000001A0000001AE24DE60DC1E03B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4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7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8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9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0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1D9F45534D74E021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D182A80542FAAE53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7F4BD47BB56D44D9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7F4BD47BB56D44D9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A202F0E005CB4DD3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3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B24C57478C20786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5D5C3D3FDCBA892D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5D5C3D3FDCBA892D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5D5C3D3FDCBA892D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5D5C3D3FDCBA892D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99C6C7A9B2F7E6AA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99C6C7A9B2F7E6AA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6-06T21:22:55.761413156</dc:date>
    <meta:editing-duration>PT46M23S</meta:editing-duration>
    <meta:editing-cycles>7</meta:editing-cycles>
    <meta:generator>LibreOffice/5.1.6.2$Linux_x86 LibreOffice_project/10m0$Build-2</meta:generator>
    <meta:print-date>2020-06-04T15:09:42.507340570</meta:print-date>
    <meta:document-statistic meta:object-count="117"/>
  </office:meta>
</office:document-meta>
</file>